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46c" officeooo:paragraph-rsid="0017346c"/>
    </style:style>
    <style:style style:name="P2" style:family="paragraph" style:parent-style-name="Standard">
      <style:text-properties fo:font-style="italic" officeooo:rsid="0017346c" officeooo:paragraph-rsid="0017346c" style:font-style-asian="italic" style:font-style-complex="italic"/>
    </style:style>
    <style:style style:name="P3" style:family="paragraph" style:parent-style-name="Standard">
      <style:text-properties officeooo:rsid="00179888" officeooo:paragraph-rsid="00179888"/>
    </style:style>
    <style:style style:name="P4" style:family="paragraph" style:parent-style-name="Standard">
      <style:text-properties officeooo:rsid="001990a9" officeooo:paragraph-rsid="001990a9"/>
    </style:style>
    <style:style style:name="P5" style:family="paragraph" style:parent-style-name="Standard">
      <style:text-properties officeooo:rsid="001990a9" officeooo:paragraph-rsid="001a4205"/>
    </style:style>
    <style:style style:name="P6" style:family="paragraph" style:parent-style-name="Standard">
      <style:text-properties officeooo:rsid="001990a9" officeooo:paragraph-rsid="001daf97"/>
    </style:style>
    <style:style style:name="P7" style:family="paragraph" style:parent-style-name="Standard">
      <style:text-properties officeooo:paragraph-rsid="001a4205"/>
    </style:style>
    <style:style style:name="P8" style:family="paragraph" style:parent-style-name="Standard">
      <style:text-properties style:text-underline-style="none" officeooo:rsid="001990a9" officeooo:paragraph-rsid="001c0a7c"/>
    </style:style>
    <style:style style:name="P9" style:family="paragraph" style:parent-style-name="Standard">
      <style:text-properties style:text-underline-style="none" officeooo:rsid="001c0a7c" officeooo:paragraph-rsid="001c0a7c"/>
    </style:style>
    <style:style style:name="P10" style:family="paragraph" style:parent-style-name="Standard">
      <style:text-properties style:text-underline-style="none" officeooo:rsid="001daf97" officeooo:paragraph-rsid="001daf97"/>
    </style:style>
    <style:style style:name="P11" style:family="paragraph" style:parent-style-name="Standard">
      <style:text-properties officeooo:paragraph-rsid="001daf97"/>
    </style:style>
    <style:style style:name="P12" style:family="paragraph" style:parent-style-name="Heading">
      <style:text-properties officeooo:paragraph-rsid="00207ccf"/>
    </style:style>
    <style:style style:name="P13" style:family="paragraph" style:parent-style-name="Heading_20_2">
      <style:text-properties officeooo:paragraph-rsid="00207ccf"/>
    </style:style>
    <style:style style:name="P14" style:family="paragraph" style:parent-style-name="Standard">
      <style:text-properties officeooo:rsid="001990a9" officeooo:paragraph-rsid="002031ff"/>
    </style:style>
    <style:style style:name="P15" style:family="paragraph" style:parent-style-name="Text_20_body">
      <style:text-properties officeooo:rsid="00113185" officeooo:paragraph-rsid="00207ccf"/>
    </style:style>
    <style:style style:name="P16" style:family="paragraph" style:parent-style-name="Text_20_body" style:list-style-name="L1">
      <style:text-properties officeooo:rsid="00161ded" officeooo:paragraph-rsid="00207ccf"/>
    </style:style>
    <style:style style:name="P17" style:family="paragraph" style:parent-style-name="Text_20_body">
      <style:text-properties officeooo:rsid="0017c81d" officeooo:paragraph-rsid="00207ccf"/>
    </style:style>
    <style:style style:name="P18" style:family="paragraph" style:parent-style-name="Text_20_body">
      <style:text-properties officeooo:paragraph-rsid="00207ccf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587e4" officeooo:paragraph-rsid="00207ccf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06eec7" officeooo:paragraph-rsid="00207ccf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083fac" officeooo:paragraph-rsid="00207ccf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08e76a" officeooo:paragraph-rsid="00207ccf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4b8aa" officeooo:paragraph-rsid="00207cc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0ac5ed" officeooo:paragraph-rsid="00207ccf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officeooo:rsid="00161ded" officeooo:paragraph-rsid="00207ccf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161ded" officeooo:paragraph-rsid="00207ccf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17c81d" officeooo:paragraph-rsid="00207ccf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18a3c1" officeooo:paragraph-rsid="00207ccf"/>
    </style:style>
    <style:style style:name="T1" style:family="text">
      <style:text-properties officeooo:rsid="00179888"/>
    </style:style>
    <style:style style:name="T2" style:family="text">
      <style:text-properties officeooo:rsid="001990a9"/>
    </style:style>
    <style:style style:name="T3" style:family="text">
      <style:text-properties officeooo:rsid="001a4205"/>
    </style:style>
    <style:style style:name="T4" style:family="text">
      <style:text-properties officeooo:rsid="001daf97"/>
    </style:style>
    <style:style style:name="T5" style:family="text">
      <style:text-properties officeooo:rsid="001e3213"/>
    </style:style>
    <style:style style:name="T6" style:family="text">
      <style:text-properties officeooo:rsid="002031ff"/>
    </style:style>
    <style:style style:name="T7" style:family="text">
      <style:text-properties officeooo:rsid="00204a0c"/>
    </style:style>
    <style:style style:name="T8" style:family="text">
      <style:text-properties officeooo:rsid="0012cd82"/>
    </style:style>
    <style:style style:name="T9" style:family="text">
      <style:text-properties officeooo:rsid="000e58b6"/>
    </style:style>
    <style:style style:name="T10" style:family="text">
      <style:text-properties officeooo:rsid="00137f97"/>
    </style:style>
    <style:style style:name="T11" style:family="text">
      <style:text-properties officeooo:rsid="0006eec7"/>
    </style:style>
    <style:style style:name="T12" style:family="text">
      <style:text-properties officeooo:rsid="0017c81d"/>
    </style:style>
    <style:style style:name="T13" style:family="text">
      <style:text-properties officeooo:rsid="00161ded"/>
    </style:style>
    <style:style style:name="T14" style:family="text">
      <style:text-properties officeooo:rsid="0014b8aa"/>
    </style:style>
    <style:style style:name="T15" style:family="text">
      <style:text-properties officeooo:rsid="002168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dido js-Frontend vereinfachte Zusammenarbeit mit Login-Server und Community-Server</text:h>
      <text:p text:style-name="Standard"/>
      <text:p text:style-name="P1">Es ist mit einer Zusatz-Option möglich das Login und Registrieren via ajax-Request passiern kann.</text:p>
      <text:p text:style-name="P1">Dafür muss in der Login-Server Config </text:p>
      <text:p text:style-name="P1"/>
      <text:p text:style-name="P2">unsecure.allow_passwort_via_json_request <text:s text:c="2"/>= 1 </text:p>
      <text:p text:style-name="P1"/>
      <text:p text:style-name="P1">gesetzt sein. </text:p>
      <text:p text:style-name="P1"/>
      <text:p text:style-name="P3">In diesen Beispielen gehe ich jetzt davon aus, das du das gesamte Gradido Projekt mit Docker gebaut hast und auf dem lokalen Rechner laufen lässt.</text:p>
      <text:p text:style-name="Standard"/>
      <text:h text:style-name="Heading_20_2" text:outline-level="2">Login</text:h>
      <text:p text:style-name="P4">Einloggen über: </text:p>
      <text:p text:style-name="Standard"/>
      <text:p text:style-name="Standard"><text:span text:style-name="T2">POST </text:span><text:a xlink:type="simple" xlink:href="http://localhost/login_api/unsecureLogin" text:style-name="Internet_20_link" text:visited-style-name="Visited_20_Internet_20_Link"><text:span text:style-name="T1">http://localhost/</text:span></text:a><text:a xlink:type="simple" xlink:href="http://localhost/login_api/unsecureLogin" text:style-name="Internet_20_link" text:visited-style-name="Visited_20_Internet_20_Link">login_api/unsecureLogin</text:a> </text:p>
      <text:p text:style-name="P4">data: {"username": "&lt;username&gt;", "password": "&lt;password&gt;"}</text:p>
      <text:p text:style-name="P4"/>
      <text:p text:style-name="P14">Wenn alles okay ist erhältst du:<text:line-break/>{"state":"success", "session_id": &lt;session_id as int&gt;, "clientIP":"&lt;<text:span text:style-name="T6">client ip of user</text:span>&gt;",</text:p>
      <text:p text:style-name="P14"><text:s text:c="2"/>"user": {</text:p>
      <text:p text:style-name="P14"><text:tab/>"created": &lt;timestamp in seconds&gt;,</text:p>
      <text:p text:style-name="P14"><text:tab/>"disabled": &lt;true|false&gt;, // login will fail if user is disabled </text:p>
      <text:p text:style-name="P14"><text:tab/>"email": "&lt;email&gt;",</text:p>
      <text:p text:style-name="P14"><text:tab/>"email_checked": &lt;true|false&gt;, // true if user has already clicked on email verification code <text:s text:c="14"/>link in his emails</text:p>
      <text:p text:style-name="P14"><text:tab/>"first_name": "&lt;first nme&gt;",</text:p>
      <text:p text:style-name="P14"><text:tab/>"group_alias": "&lt;group alias, z.B. gdd1&gt;",</text:p>
      <text:p text:style-name="P14"><text:tab/>"ident_hash": &lt;int, currently not used&gt;,</text:p>
      <text:p text:style-name="P14"><text:tab/>"last_name": "&lt;last name&gt;",</text:p>
      <text:p text:style-name="P14"><text:tab/>"public_hex": "&lt;64 character hex (contain only a-f and 0-9)&gt;",</text:p>
      <text:p text:style-name="P14"><text:tab/>"role": "&lt;admin|none&gt;", // should be only valid for login-server </text:p>
      <text:p text:style-name="P14"><text:tab/>"username": "&lt;currently not used&gt;",</text:p>
      <text:p text:style-name="P14"><text:tab/>"balance": &lt;Gradido Cent, 4 Nachkommastellen (2 Reserve)&gt;, // 174500 = 17,45 GDD</text:p>
      <text:p text:style-name="P14"><text:tab/>"id": &lt;id in login-server db&gt;,</text:p>
      <text:p text:style-name="P14"><text:tab/>"errorCount": &lt;errors occured in this session, should be normally 0&gt;</text:p>
      <text:p text:style-name="P14">}<text:span text:style-name="T7">}</text:span></text:p>
      <text:p text:style-name="P4"/>
      <text:h text:style-name="Heading_20_2" text:outline-level="2">Anmelden</text:h>
      <text:p text:style-name="P4">Registrieren kannst du einen neuen Benutzer mit: </text:p>
      <text:p text:style-name="P4"/>
      <text:p text:style-name="P4">POST <text:a xlink:type="simple" xlink:href="http://localhost/login_api/createUser" text:style-name="Internet_20_link" text:visited-style-name="Visited_20_Internet_20_Link"><text:span text:style-name="T1">http://localhost/</text:span></text:a><text:a xlink:type="simple" xlink:href="http://localhost/login_api/createUser" text:style-name="Internet_20_link" text:visited-style-name="Visited_20_Internet_20_Link">login_api/createUser</text:a></text:p>
      <text:p text:style-name="P4">data: {"email":"&lt;email&gt;", "first_name":"&lt;first name&gt;", "last_name":"&lt;last name&gt;" ,</text:p>
      <text:p text:style-name="P7"><text:span text:style-name="T2"><text:s text:c="10"/>"emailType": </text:span><text:span text:style-name="T3">2</text:span><text:span text:style-name="T2">, "</text:span><text:span text:style-name="T3">password</text:span><text:span text:style-name="T2">":"&lt;</text:span><text:span text:style-name="T3">password&gt;</text:span><text:span text:style-name="T2">"</text:span><text:span text:style-name="T3">}</text:span></text:p>
      <text:p text:style-name="P5"/>
      <text:p text:style-name="P8">Wenn alles okay ist erhältst du:</text:p>
      <text:p text:style-name="P8"><text:soft-page-break/>{"state":"success"}</text:p>
      <text:p text:style-name="P9"/>
      <text:p text:style-name="P9">Dann wurde für den Benutzer ein neues Konto angelegt, seine Schlüssel generiert und ihm eine Bestätigungs-Email geschickt. </text:p>
      <text:p text:style-name="P9"/>
      <text:h text:style-name="Heading_20_2" text:outline-level="2">Abmelden</text:h>
      <text:p text:style-name="P11"><text:span text:style-name="T2">POST </text:span><text:a xlink:type="simple" xlink:href="http://localhost/login_api/logout" text:style-name="Internet_20_link" text:visited-style-name="Visited_20_Internet_20_Link"><text:span text:style-name="T1">http://localhost/</text:span></text:a><text:a xlink:type="simple" xlink:href="http://localhost/login_api/logout" text:style-name="Internet_20_link" text:visited-style-name="Visited_20_Internet_20_Link">login_api/</text:a><text:a xlink:type="simple" xlink:href="http://localhost/login_api/logout" text:style-name="Internet_20_link" text:visited-style-name="Visited_20_Internet_20_Link"><text:span text:style-name="T5">logout</text:span></text:a></text:p>
      <text:p text:style-name="P11"><text:span text:style-name="T2">data: {"</text:span><text:span text:style-name="T4">session_id</text:span><text:span text:style-name="T2">": &lt;</text:span><text:span text:style-name="T4">session_id as int&gt;</text:span><text:span text:style-name="T2">}</text:span></text:p>
      <text:p text:style-name="P6"/>
      <text:p text:style-name="P6">Wenn alles okay ist erhältst du:<text:line-break/>{"state":"success"}</text:p>
      <text:p text:style-name="P10"/>
      <text:p text:style-name="P10"/>
      <text:h text:style-name="P13" text:outline-level="2">Kontoübersicht:</text:h>
      <text:p text:style-name="P15">Liefert den aktuellen Kontostand.</text:p>
      <text:p text:style-name="P15">Ajax: </text:p>
      <text:p text:style-name="P15">GET <text:a xlink:type="simple" xlink:href="http://localhost/login_api/logout" text:style-name="Internet_20_link" text:visited-style-name="Visited_20_Internet_20_Link"><text:span text:style-name="T1">http://localhost</text:span></text:a><text:a xlink:type="simple" xlink:href="https://staging.gradido.net/state-balances/ajaxGetBalance" text:style-name="Internet_20_link" text:visited-style-name="Visited_20_Internet_20_Link">/state-balances/ajaxGetBalance</text:a>/&lt;<text:span text:style-name="T15">session_id&gt;</text:span></text:p>
      <text:p text:style-name="P15">Antwort:<text:line-break/>{"state":"success","balance":&lt;GDD cent (4 Nachkommastellen)&gt;}</text:p>
      <text:p text:style-name="P18"/>
      <text:p text:style-name="P20">Listet die letzten Transaktionen auf, mit Paging. </text:p>
      <text:p text:style-name="P20">Ajax:<text:line-break/>GET <text:a xlink:type="simple" xlink:href="https://staging.gradido.net/state-balances/ajaxListTransactions/" text:style-name="Internet_20_link" text:visited-style-name="Visited_20_Internet_20_Link">https://staging.gradido.net/state-</text:a><text:a xlink:type="simple" xlink:href="https://staging.gradido.net/state-balances/ajaxListTransactions/" text:style-name="Internet_20_link" text:visited-style-name="Visited_20_Internet_20_Link"><text:span text:style-name="T8">user-transactions</text:span></text:a><text:a xlink:type="simple" xlink:href="https://staging.gradido.net/state-balances/ajaxListTransactions/" text:style-name="Internet_20_link" text:visited-style-name="Visited_20_Internet_20_Link">/ajaxListTransactions/</text:a>&lt;page&gt;/&lt;count&gt;</text:p>
      <text:p text:style-name="P20">page: Seite der Transaktionen, default = <text:span text:style-name="T9">1</text:span></text:p>
      <text:p text:style-name="P20">count: Wie viele Transaktionen <text:span text:style-name="T10">pro Seite</text:span>, default = 20</text:p>
      <text:p text:style-name="P20"/>
      <text:p text:style-name="P21">Antwort: <text:line-break/>Wenn alles okay: </text:p>
      <text:p text:style-name="P22">{"state":"success", "transactions": </text:p>
      <text:p text:style-name="P22"><text:tab/>[</text:p>
      <text:p text:style-name="P22"><text:tab/><text:tab/>{</text:p>
      <text:p text:style-name="P22"><text:tab/><text:tab/><text:tab/>"name": "&lt;first_name last_name&gt;",</text:p>
      <text:p text:style-name="P22"><text:tab/><text:tab/><text:tab/>"email": "&lt;other_user.email&gt;", //optional, only if send or receive and other user is known</text:p>
      <text:p text:style-name="P22"><text:tab/><text:tab/><text:tab/>"type": "creation|send|receive",</text:p>
      <text:p text:style-name="P22"><text:tab/><text:tab/><text:tab/>"transaction_id": &lt;transaction_id&gt;, // db id not id from blockchain</text:p>
      <text:p text:style-name="P22"><text:tab/><text:tab/><text:tab/>"date": "&lt;date string&gt;",</text:p>
      <text:p text:style-name="P22"><text:soft-page-break/><text:tab/><text:tab/><text:tab/>"balance": &lt;GDD balance in GDD cent /10000&gt;,</text:p>
      <text:p text:style-name="P22"><text:tab/><text:tab/><text:tab/>"memo": "&lt;Verwendungszweck&gt;",</text:p>
      <text:p text:style-name="P22"><text:tab/><text:tab/><text:tab/>"pubkey": "&lt;other_user.public_key in hex&gt;"</text:p>
      <text:p text:style-name="P22"><text:tab/><text:tab/> </text:p>
      <text:p text:style-name="P22"><text:tab/><text:tab/> }</text:p>
      <text:p text:style-name="P22"><text:tab/>],</text:p>
      <text:p text:style-name="P22"><text:tab/>"transactionExecutingCount": &lt;how many transaction for this user currently pending&gt;,</text:p>
      <text:p text:style-name="P22"><text:tab/>"count": &lt;sum of finished transactions user is involved&gt;</text:p>
      <text:p text:style-name="P22">}</text:p>
      <text:p text:style-name="P22"/>
      <text:p text:style-name="P23">Holt die aktuelle Summe und Anzahl Einträge vom GDT Server für den Benutzer. </text:p>
      <text:p text:style-name="P24">Ajax:</text:p>
      <text:p text:style-name="P24"><text:span text:style-name="T11">GET </text:span><text:a xlink:type="simple" xlink:href="https://staging.gradido.net/state-balances/ajaxListTransactions/" text:style-name="Internet_20_link" text:visited-style-name="Visited_20_Internet_20_Link"><text:span text:style-name="T11">https://staging.gradido.net/state-balances/</text:span></text:a>ajaxGdtOverview</text:p>
      <text:p text:style-name="P24">{"state": "success", "gdt": {"sum": &lt;sum of all gdt transactions&gt;, "count":&lt;count of all gdt transactions&gt;}}</text:p>
      <text:p text:style-name="P24"/>
      <text:p text:style-name="P12">Holt die letzten 100 GDT-Einträge für den Benutzer</text:p>
      <text:p text:style-name="P18"/>
      <text:p text:style-name="P26">Ein GDT Eintrag sieht so aus: </text:p>
      <text:p text:style-name="P26">{<text:line-break/><text:tab/>"id": 8857,<text:line-break/><text:tab/>"amount": 1000, // = 10,00 Euro<text:line-break/><text:tab/>"date": "2020-06-17T14:12:00+00:00",<text:line-break/><text:tab/>"email": "foerderkreis-1@gradido.org",<text:line-break/><text:tab/>"comment": null,<text:line-break/><text:tab/>"coupon_code": "",<text:line-break/><text:tab/>"gdt_entry_type_id": 4,<text:line-break/><text:tab/>"factor": "20.0000",<text:line-break/><text:tab/>"amount2": 0,<text:line-break/><text:tab/>"factor2": "0.0500",<text:line-break/><text:tab/>"gdt": 1000<text:line-break/>}</text:p>
      <text:p text:style-name="P26">gdt entry types: (Auf welchen Weg der Eintrag eingetragen wurde)</text:p>
      <text:list xml:id="list2520656288" text:style-name="L1">
        <text:list-item>
          <text:p text:style-name="P16">Form: einzeln über das Formular, sollte nur wenige Einträge betreffen</text:p>
        </text:list-item>
        <text:list-item>
          <text:p text:style-name="P16">CVS: CVS Import, betrifft vor allem ältere Einträge von Spenden die weder über Elopage noch über Digistore reinkamen</text:p>
        </text:list-item>
        <text:list-item>
          <text:p text:style-name="P16"><text:soft-page-break/>Elopage: Alle GDT Einträge die automatisch durch eine Elopage-Transaktion erstellt wurden für den Einzahlenden.</text:p>
        </text:list-item>
        <text:list-item>
          <text:p text:style-name="P16">Elopage-Publisher: Alle GDT Einträge die automatisch durch eine Elopage-Transaktion erstellt wurden für den Publisher, bis zu 5 Level nach oben.</text:p>
        </text:list-item>
        <text:list-item>
          <text:p text:style-name="P16">Digistore: Alle GDT Einträge die automatisch durch eine Digistore-Transaktion angelegt wurden.</text:p>
        </text:list-item>
        <text:list-item>
          <text:p text:style-name="P25">Cvs2: GDT Einträge die durch ein anderen CVS Import eingetragen wurden, betrifft ebenfalls nur alte Einträge.</text:p>
        </text:list-item>
      </text:list>
      <text:p text:style-name="P26">amount: Menge in Euro-cent (2 Nachkommastellen) was eingezahlt wurde</text:p>
      <text:p text:style-name="P26">factor: <text:span text:style-name="T12">Der Umrechnungsfaktor der beim Einzahlen für den betreffenden Unterstützer galt.</text:span></text:p>
      <text:p text:style-name="P27">amount2: ein Bonus Factor der drauf gerechnet wird bei Sonderaktionen, default 0</text:p>
      <text:p text:style-name="P27">factor2: ein Bonus-Factor, default 1, wird aktuell im Code auf für Publisher-Transactionen benutzt.</text:p>
      <text:p text:style-name="P17">Gdt: resultierender GDT Wert, wird folgendermaßen aus den bisherigen Werten berechnet: <text:line-break/><text:tab/>gdt = amount * factor * factor2 + amount2</text:p>
      <text:p text:style-name="P19">Es gibt zwei Arten von GDT Einträgen:</text:p>
      <text:p text:style-name="P19">1. Was der Benutzer selbst in Euro gespendet hat</text:p>
      <text:p text:style-name="P19">2. Was jemand anderes an Euro gespendet hat, der den Benutzer als Publisher gewählt hat (publisher-id bei Elopage), Publisher bis Level 5 erhalten jeweils 5% an GDT was der Spender erhalten hat. <text:line-break/>z.B. Anna spendet 100 Euro bei einem Faktor von 20, bekommt also 2000 GDT.</text:p>
      <text:p text:style-name="P27">Sie hat als Publisher Bernd angegeben, Bern erhält 100 GDT.</text:p>
      <text:p text:style-name="P27">Bernd hat als Publisher damals Paul angegeben, Paul erhält also ebenfalls noch 100 GDT. </text:p>
      <text:p text:style-name="P27">Bis zum 5. (Bernd ist 2.)</text:p>
      <text:p text:style-name="P28">Diese Beziehung wird durch die connectEntries dargestellt. <text:line-break/>Insbesondere durch den publishersPath, connect enthält einfach nur alle mögliche Daten. <text:line-break/></text:p>
      <text:p text:style-name="P26"/>
      <text:p text:style-name="P26"/>
      <text:p text:style-name="P23"><text:line-break/>TODO: Update GDT-Server um paging und Zugriff auf alle Einträge zu erhalten, <text:span text:style-name="T13">optimierter Zugriff </text:span></text:p>
      <text:p text:style-name="P24"><text:span text:style-name="T11">GET </text:span><text:a xlink:type="simple" xlink:href="https://staging.gradido.net/state-balances/ajaxListTransactions/" text:style-name="Internet_20_link" text:visited-style-name="Visited_20_Internet_20_Link"><text:span text:style-name="T11">https://staging.gradido.net/state-balances/</text:span></text:a>ajaxGdt<text:span text:style-name="T14">Transactions</text:span></text:p>
      <text:p text:style-name="P19">Liefert wenn alles in Ordnung ist: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7346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7T20:34:52.538000000</dc:date>
    <meta:editing-duration>PT15H13M17S</meta:editing-duration>
    <meta:editing-cycles>9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95" meta:word-count="727" meta:character-count="5653" meta:non-whitespace-character-count="4912"/>
  </office:meta>
</office:document-meta>
</file>